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4" table:number-rows-spanned="1">
            <text:p>Greedy Search</text:p>
          </table:table-cell>
          <table:covered-table-cell table:style-name="Default" office:value-type="string" calcext:value-type="string">
            <text:p>Ser</text:p>
          </table:covered-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Config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Heuristi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033943090999855485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nhatta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0.04524642300020787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anhattan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.008537764999346109s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Manhatt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058107433000259334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isplac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0074445170002945815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plac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005263162000119337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placed</text:p>
          </table:table-cell>
        </table:table-row>
        <table:table-row table:style-name="ro1">
          <table:table-cell table:style-name="ce4" office:value-type="string" calcext:value-type="string" table:number-columns-spanned="4" table:number-rows-spanned="1">
            <text:p>A* Search</text:p>
          </table:table-cell>
          <table:covered-table-cell table:number-columns-repeated="2"/>
          <table:covered-table-cell office:value-type="string" calcext:value-type="string">
            <text:p>Misplaced</text:p>
          </table:covered-table-cell>
        </table:table-row>
        <table:table-row table:style-name="ro2">
          <table:table-cell table:style-name="ce5" office:value-type="string" calcext:value-type="string">
            <text:p>Config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Heuristi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07301312799972948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anhatta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.219516596000176s</text:p>
          </table:table-cell>
          <table:table-cell office:value-type="float" office:value="8066" calcext:value-type="float">
            <text:p>8066</text:p>
          </table:table-cell>
          <table:table-cell office:value-type="string" calcext:value-type="string">
            <text:p>Manhattan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012699574999714969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nhatt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1393697430003158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Misplac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Misplac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045873649998611654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isplac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18:00:02.455199339</meta:creation-date>
    <dc:date>2020-12-13T18:28:52.527782687</dc:date>
    <meta:editing-duration>PT8M29S</meta:editing-duration>
    <meta:editing-cycles>1</meta:editing-cycles>
    <meta:document-statistic meta:table-count="1" meta:cell-count="60" meta:object-count="0"/>
    <meta:generator>LibreOffice/6.0.7.3$Linux_X86_64 LibreOffice_project/00m0$Build-3</meta:generator>
  </office:meta>
</office:document-meta>
</file>